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solvedListElementWithLength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nresolvedListElementWithLength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ListElementWithLength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ListElementWithLength.get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ListElementWithLength.is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ListElementWithLength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ListElementWithLength.UnresolvedListElementWithLength( Position position , MinOptMax length , RelSide side , boolean conditional , boolean isFirst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